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</office:automatic-styles>
  <office:body>
    <office:text>
      <text:p text:style-name="Title">Plan of Work – CSA-ES Database</text:p>
      <text:p text:style-name="Author">Dr. Matthew Kekoa Lau, PhD.</text:p>
      <text:h text:style-name="Heading_20_1" text:outline-level="1"><text:bookmark-start text:name="context"/>Context<text:bookmark-end text:name="context"/></text:h>
      <text:p text:style-name="First_20_paragraph">The City and County of Honolulu’s Office of Climate Resilience has contracted OACA to produce a Climate Smart Agriculture database intended to inform food system professionals and policy makers on the potential ecosystem service impacts of CSA activities. The consultant (MK Lau) has been sub-contracted by OACA to complete the deliverables listed below in partial fulfillment of the larger contracted deliverable to HC&amp;C.</text:p>
      <text:h text:style-name="Heading_20_1" text:outline-level="1"><text:bookmark-start text:name="key-personnel"/>Key Personnel<text:bookmark-end text:name="key-personnel"/></text:h>
      <text:p text:style-name="First_20_paragraph"><text:span text:style-name="T1">Dr. Matthew Kekoa Lau, PhD.</text:span> – will combine his expertise in ecological systems theory and big data analysis with the practice of sustainable agriculture to produce the contracted deliverables.</text:p>
      <text:h text:style-name="Heading_20_1" text:outline-level="1"><text:bookmark-start text:name="deliverables"/>Deliverables<text:bookmark-end text:name="deliverables"/></text:h>
      <text:list text:style-name="L1">
        <text:list-item>
          <text:p text:style-name="P1">CSA-ES literature synthesis</text:p>
        </text:list-item>
        <text:list-item>
          <text:p text:style-name="P1">CSA-ES Resource Database</text:p>
        </text:list-item>
      </text:list>
      <text:h text:style-name="Heading_20_1" text:outline-level="1"><text:bookmark-start text:name="activities"/>Activities<text:bookmark-end text:name="activities"/></text:h>
      <text:list text:style-name="L2">
        <text:list-item>
          <text:p text:style-name="P2">Literature search</text:p>
        </text:list-item>
        <text:list-item>
          <text:p text:style-name="P2">Literature analysis</text:p>
        </text:list-item>
        <text:list-item>
          <text:p text:style-name="P2">Literature synthesis</text:p>
        </text:list-item>
        <text:list-item>
          <text:p text:style-name="P2">Populate CSA-ES resource database</text:p>
        </text:list-item>
        <text:list-item>
          <text:p text:style-name="P2">Design public facing tool</text:p>
        </text:list-item>
        <text:list-item>
          <text:p text:style-name="P2">Implement public facing tool</text:p>
        </text:list-item>
      </text:list>
      <text:h text:style-name="Heading_20_1" text:outline-level="1"><text:bookmark-start text:name="milestones"/>Milestones<text:bookmark-end text:name="milestones"/></text:h>
      <text:list text:style-name="L3">
        <text:list-item>
          <text:p text:style-name="P3">Feb 28, 2024</text:p>
          <text:list text:style-name="L4">
            <text:list-item>
              <text:p text:style-name="P4">Submit Plan of Work to OACA</text:p>
            </text:list-item>
          </text:list>
        </text:list-item>
        <text:list-item>
          <text:p text:style-name="P3">Mar 4, 2024</text:p>
          <text:list text:style-name="L5">
            <text:list-item>
              <text:p text:style-name="P5">Initiate Reviews</text:p>
            </text:list-item>
            <text:list-item>
              <text:p text:style-name="P5">Finalize database structure</text:p>
            </text:list-item>
          </text:list>
        </text:list-item>
        <text:list-item>
          <text:p text:style-name="P3">Mar 15, 2024</text:p>
          <text:list text:style-name="L6">
            <text:list-item>
              <text:p text:style-name="P6">Compile Academic Review</text:p>
            </text:list-item>
            <text:list-item>
              <text:p text:style-name="P6">Initiate Web Resource Search</text:p>
            </text:list-item>
          </text:list>
        </text:list-item>
        <text:list-item>
          <text:p text:style-name="P3">Mar 22, 2024</text:p>
          <text:list text:style-name="L7">
            <text:list-item>
              <text:p text:style-name="P7">Synthesize Academic Review</text:p>
            </text:list-item>
            <text:list-item>
              <text:p text:style-name="P7">Compile Web Resource Search</text:p>
            </text:list-item>
            <text:list-item>
              <text:p text:style-name="P7">Initiate Policy Search</text:p>
            </text:list-item>
          </text:list>
        </text:list-item>
        <text:list-item>
          <text:p text:style-name="P3">Apr 1, 2024</text:p>
          <text:list text:style-name="L8">
            <text:list-item>
              <text:p text:style-name="P8">Synthesize Web Resource Search</text:p>
            </text:list-item>
            <text:list-item>
              <text:p text:style-name="P8">Synthesize Policy Search</text:p>
            </text:list-item>
            <text:list-item>
              <text:p text:style-name="P8">Plan Web Product</text:p>
            </text:list-item>
          </text:list>
        </text:list-item>
        <text:list-item>
          <text:p text:style-name="P3">Apr 8, 2024</text:p>
          <text:list text:style-name="L9">
            <text:list-item>
              <text:p text:style-name="P9">Present synthesized review results</text:p>
            </text:list-item>
          </text:list>
        </text:list-item>
        <text:list-item>
          <text:p text:style-name="P3">Apr 15, 2024</text:p>
          <text:list text:style-name="L10">
            <text:list-item>
              <text:p text:style-name="P10">Present Web Product for review</text:p>
            </text:list-item>
          </text:list>
        </text:list-item>
        <text:list-item>
          <text:p text:style-name="P3">Apr 22, 2024</text:p>
          <text:list text:style-name="L11">
            <text:list-item>
              <text:p text:style-name="P11">Present integrated feedback for review and submission</text:p>
            </text:list-item>
          </text:list>
        </text:list-item>
        <text:list-item>
          <text:p text:style-name="P3">Apr 29, 2024</text:p>
          <text:list text:style-name="L12">
            <text:list-item>
              <text:p text:style-name="P12">Submit</text:p>
            </text:list-item>
          </text:list>
        </text:list-item>
      </text:list>
      <text:h text:style-name="Heading_20_1" text:outline-level="1"><text:bookmark-start text:name="communication-and-feedback"/>Communication and Feedback<text:bookmark-end text:name="communication-and-feedback"/></text:h>
      <text:p text:style-name="First_20_paragraph">Personnel will be in weekly communications by email.</text:p>
      <text:h text:style-name="Heading_20_1" text:outline-level="1"><text:bookmark-start text:name="evaluation"/>Evaluation<text:bookmark-end text:name="evaluation"/></text:h>
      <text:p text:style-name="First_20_paragraph">Evaluations of activities and deliverables will be recorded in meeting notes and email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8</meta:generator>
    <dc:title>Plan of Work – CSA-ES Database</dc:title>
    <dc:description/>
    <dc:subject/>
    <meta:keyword/>
    <meta:initial-creator>Dr. Matthew Kekoa Lau, PhD.</meta:initial-creator>
    <dc:creator>Dr. Matthew Kekoa Lau, PhD.</dc:creator>
    <meta:creation-date>2024-03-05T03:28:50Z</meta:creation-date>
    <dc:date>2024-03-05T03:28:50Z</dc:date>
  </office:meta>
</office:document-meta>
</file>